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14pt" style:font-size-asian="14pt" style:font-size-complex="14pt"/>
    </style:style>
    <style:style style:name="P2" style:family="paragraph" style:parent-style-name="Standard">
      <style:text-properties fo:color="#ce181e" fo:font-size="14pt" officeooo:rsid="000c8716" officeooo:paragraph-rsid="000c8716" style:font-size-asian="14pt" style:font-size-complex="14pt"/>
    </style:style>
    <style:style style:name="P3" style:family="paragraph" style:parent-style-name="Standard">
      <style:text-properties fo:color="#ce181e" fo:font-size="14pt" officeooo:rsid="000fc8a8" officeooo:paragraph-rsid="000fc8a8" style:font-size-asian="14pt" style:font-size-complex="14pt"/>
    </style:style>
    <style:style style:name="P4" style:family="paragraph" style:parent-style-name="Standard">
      <style:text-properties fo:color="#000000" fo:font-size="14pt" officeooo:paragraph-rsid="000a6761" style:font-size-asian="14pt" style:font-size-complex="14pt"/>
    </style:style>
    <style:style style:name="P5" style:family="paragraph" style:parent-style-name="Standard">
      <style:text-properties fo:color="#000000" fo:font-size="14pt" officeooo:rsid="000c8716" officeooo:paragraph-rsid="000c8716" style:font-size-asian="14pt" style:font-size-complex="14pt"/>
    </style:style>
    <style:style style:name="P6" style:family="paragraph" style:parent-style-name="Standard">
      <style:text-properties fo:color="#000000" fo:font-size="14pt" officeooo:rsid="000e0620" officeooo:paragraph-rsid="000e0620" style:font-size-asian="14pt" style:font-size-complex="14pt"/>
    </style:style>
    <style:style style:name="P7" style:family="paragraph" style:parent-style-name="Standard">
      <style:text-properties fo:color="#000000" fo:font-size="14pt" officeooo:paragraph-rsid="000b91c0" style:font-size-asian="14pt" style:font-size-complex="14pt"/>
    </style:style>
    <style:style style:name="P8" style:family="paragraph" style:parent-style-name="Standard">
      <style:text-properties fo:color="#000000" fo:font-size="14pt" officeooo:rsid="000edd91" officeooo:paragraph-rsid="000edd91" style:font-size-asian="14pt" style:font-size-complex="14pt"/>
    </style:style>
    <style:style style:name="P9" style:family="paragraph" style:parent-style-name="Standard">
      <style:text-properties fo:color="#000000" fo:font-size="14pt" officeooo:rsid="000fc8a8" officeooo:paragraph-rsid="000fc8a8" style:font-size-asian="14pt" style:font-size-complex="14pt"/>
    </style:style>
    <style:style style:name="P10" style:family="paragraph" style:parent-style-name="Standard">
      <style:text-properties fo:color="#000000" fo:font-size="14pt" fo:font-weight="normal" officeooo:rsid="000b91c0" officeooo:paragraph-rsid="000b91c0" style:font-size-asian="14pt" style:font-weight-asian="normal" style:font-size-complex="14pt" style:font-weight-complex="normal"/>
    </style:style>
    <style:style style:name="T1" style:family="text">
      <style:text-properties officeooo:rsid="000a6761"/>
    </style:style>
    <style:style style:name="T2" style:family="text">
      <style:text-properties officeooo:rsid="000c871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91c0" style:font-weight-asian="normal" style:font-weight-complex="normal"/>
    </style:style>
    <style:style style:name="T6" style:family="text">
      <style:text-properties fo:font-weight="normal" officeooo:rsid="000c8716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Prompt for amount, interest rate and no. of years and calculate simple interest.</text:p>
      <text:p text:style-name="P1"><text:span text:style-name="T1">2. </text:span>is palindrome string</text:p>
      <text:p text:style-name="P1"><text:span text:style-name="T1">3. </text:span>Area of circle</text:p>
      <text:p text:style-name="P1"/>
      <text:p text:style-name="P4"><text:span text:style-name="T1">Files for the above three exercises are available in the repository. </text:span></text:p>
      <text:p text:style-name="P1"/>
      <text:p text:style-name="P1"><text:span text:style-name="T1">4. </text:span>Copy information of one object to another and log it to console.</text:p>
      <text:p text:style-name="P2"/>
      <text:p text:style-name="P5">There are two ways to copy a object - </text:p>
      <text:p text:style-name="P5"/>
      <text:p text:style-name="P10">1) shallow copy : <text:span text:style-name="T2">only top level properties are copied without any reference, nested objects are copied as reference.</text:span></text:p>
      <text:p text:style-name="P7"><text:span text:style-name="T5">2) deep copy : </text:span><text:span text:style-name="T6">nested objects are also copied.</text:span></text:p>
      <text:p text:style-name="P7"><text:span text:style-name="T6"/></text:p>
      <text:p text:style-name="P6">The file <text:span text:style-name="T3">q4-copy.html </text:span><text:span text:style-name="T4">has two functions </text:span><text:span text:style-name="T3">shallowCopyDemo()</text:span><text:span text:style-name="T4"> and </text:span><text:span text:style-name="T3">deepCopyDemo() </text:span><text:span text:style-name="T4">which illustrate shallow and deepcopy respectively.</text:span></text:p>
      <text:p text:style-name="P6"><text:span text:style-name="T4"/></text:p>
      <text:p text:style-name="P6"><text:span text:style-name="T4">Proof that the copies are indeed shallow and deep: </text:span></text:p>
      <text:p text:style-name="P6"><text:span text:style-name="T4">In shallow copy, any changes to nested object in sourceObj are reflected in destinatinationObj whereas in deep copy they aren’t. </text:span></text:p>
      <text:p text:style-name="P1"/>
      <text:p text:style-name="P1"><text:span text:style-name="T1">5. </text:span>create a list of objects of Employee with info as follow : Name, age, salary ,DOB</text:p>
      <text:p text:style-name="P1"/>
      <text:p text:style-name="P1"><text:span text:style-name="T1">5.1) </text:span>filter all employees with salary greater than 5000</text:p>
      <text:p text:style-name="P8">q5-filter.html</text:p>
      <text:p text:style-name="P1"/>
      <text:p text:style-name="P1"><text:span text:style-name="T1">5.2) </text:span>group employee on the basis of their age</text:p>
      <text:p text:style-name="P9">Not done</text:p>
      <text:p text:style-name="P3"/>
      <text:p text:style-name="P1"><text:span text:style-name="T1">5.3) </text:span>fetch employees with salary less than 1000 and age greater than 20. Then give them an increment 5 times their salary.</text:p>
      <text:p text:style-name="P8">q5-filter-map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01:00:11.248565796</meta:creation-date>
    <dc:date>2020-02-18T07:12:39.976730236</dc:date>
    <meta:editing-duration>PT11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88" meta:character-count="1114" meta:non-whitespace-character-count="940"/>
  </office:meta>
</office:document-meta>
</file>